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4.0453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Pin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  <table:table-cell office:value-type="string" calcext:value-type="string">
            <text:p>Ard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RH</text:p>
          </table:table-cell>
          <table:table-cell table:style-name="Default" office:value-type="string" calcext:value-type="string">
            <text:p>1NP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L1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 pásek schody</text:p>
          </table:table-cell>
          <table:table-cell office:value-type="string" calcext:value-type="string">
            <text:p>Ard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openi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ce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Pin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Ard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P</text:p>
          </table:table-cell>
          <table:table-cell table:style-name="Default" office:value-type="string" calcext:value-type="string">
            <text:p>1NP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H11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římotop</text:p>
          </table:table-cell>
          <table:table-cell table:style-name="Default" office:value-type="string" calcext:value-type="string">
            <text:p>1000 W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Zaluzie" table:style-name="ta1">
        <table:table-column table:style-name="co8" table:number-columns-repeated="7" table:default-cell-style-name="ce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named-expressions/>
      <table:database-ranges>
        <table:database-range table:name="__Anonymous_Sheet_DB__1" table:target-range-address="Svetla.A1:Svetla.H34" table:display-filter-buttons="true">
          <table:filter>
            <table:filter-and>
              <table:filter-condition table:value="RP" table:operator="=" table:field-number="0"/>
            </table:filter-and>
          </table:filter>
        </table:database-range>
        <table:database-range table:name="__Anonymous_Sheet_DB__2" table:target-range-address="Topeni.A1:Topeni.I19" table:display-filter-buttons="true">
          <table:filter>
            <table:filter-and>
              <table:filter-condition table:value="RP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23:58:28.598753624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5-02-28T00:09:31.885718438</dc:date>
    <meta:editing-duration>P2DT1H13M4S</meta:editing-duration>
    <meta:editing-cycles>26</meta:editing-cycles>
    <meta:generator>LibreOffice/24.2.7.2$Linux_X86_64 LibreOffice_project/420$Build-2</meta:generator>
    <meta:print-date>2024-08-20T00:06:05.388480866</meta:print-date>
    <meta:document-statistic meta:table-count="6" meta:cell-count="855" meta:object-count="0"/>
  </office:meta>
</office:document-meta>
</file>